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33d" officeooo:paragraph-rsid="001ed33d"/>
    </style:style>
    <style:style style:name="P2" style:family="paragraph" style:parent-style-name="Standard" style:list-style-name="L1">
      <style:text-properties officeooo:rsid="001ed33d" officeooo:paragraph-rsid="001ed33d"/>
    </style:style>
    <style:style style:name="P3" style:family="paragraph" style:parent-style-name="Standard">
      <style:text-properties officeooo:rsid="001ed33d" officeooo:paragraph-rsid="001f063a"/>
    </style:style>
    <style:style style:name="P4" style:family="paragraph" style:parent-style-name="Standard">
      <style:text-properties fo:font-weight="bold" officeooo:rsid="0020a35b" officeooo:paragraph-rsid="0020a35b" style:font-weight-asian="bold" style:font-weight-complex="bold"/>
    </style:style>
    <style:style style:name="P5" style:family="paragraph" style:parent-style-name="Standard">
      <style:text-properties fo:font-weight="bold" officeooo:rsid="0020a35b" officeooo:paragraph-rsid="00270af0" style:font-weight-asian="bold" style:font-weight-complex="bold"/>
    </style:style>
    <style:style style:name="P6" style:family="paragraph" style:parent-style-name="Standard">
      <style:text-properties fo:font-weight="normal" officeooo:rsid="00262186" officeooo:paragraph-rsid="00262186" style:font-weight-asian="normal" style:font-weight-complex="normal"/>
    </style:style>
    <style:style style:name="P7" style:family="paragraph" style:parent-style-name="Standard">
      <style:text-properties fo:font-weight="normal" officeooo:rsid="00270af0" officeooo:paragraph-rsid="00270af0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70af0" officeooo:paragraph-rsid="00270af0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20a35b" officeooo:paragraph-rsid="00242149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262186" officeooo:paragraph-rsid="00262186" style:font-weight-asian="normal" style:font-weight-complex="normal"/>
    </style:style>
    <style:style style:name="T1" style:family="text">
      <style:text-properties officeooo:rsid="001ed33d"/>
    </style:style>
    <style:style style:name="T2" style:family="text">
      <style:text-properties officeooo:rsid="00226ae4"/>
    </style:style>
    <style:style style:name="T3" style:family="text">
      <style:text-properties officeooo:rsid="00242149"/>
    </style:style>
    <style:style style:name="T4" style:family="text">
      <style:text-properties officeooo:rsid="0024ee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d33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70af0"/>
    </style:style>
    <style:style style:name="T9" style:family="text">
      <style:text-properties officeooo:rsid="002838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xo 1 :</text:p>
      <text:p text:style-name="P3">Ecrire un programme python qui saisit des informations concernant des </text:p>
      <text:p text:style-name="P3">personnes. Ces informations sont les suivantes :</text:p>
      <text:list xml:id="list1534744899" text:style-name="L1">
        <text:list-item>
          <text:p text:style-name="P2">Nom</text:p>
        </text:list-item>
        <text:list-item>
          <text:p text:style-name="P2">Prénom</text:p>
        </text:list-item>
        <text:list-item>
          <text:p text:style-name="P2">Age</text:p>
        </text:list-item>
        <text:list-item>
          <text:p text:style-name="P2">Adresse (ville uniquement)</text:p>
        </text:list-item>
        <text:list-item>
          <text:p text:style-name="P2">salaire</text:p>
        </text:list-item>
      </text:list>
      <text:p text:style-name="P1"/>
      <text:p text:style-name="P3">Le programme saisira autant d'individus que l'on <text:s/>désire <text:span text:style-name="T4">tant que l'on répond à la question </text:span></text:p>
      <text:p text:style-name="P3"><text:s/>"voulez vous continuer ? (O/N)" ) <text:span text:style-name="T4">par l'affirmative.</text:span></text:p>
      <text:p text:style-name="P3"/>
      <text:p text:style-name="P3">Les informations de chaque personne seront stockées dans un fichier '<text:span text:style-name="T5">infosPersonnes.txt</text:span>' </text:p>
      <text:p text:style-name="P3">que l'on ouvrira en mode "a" (append)</text:p>
      <text:p text:style-name="P1"/>
      <text:p text:style-name="P3">les informations de chaque personne seront stockées dans ce fichier suivant la syntaxe </text:p>
      <text:p text:style-name="P3">suivante :</text:p>
      <text:p text:style-name="P1"><text:span text:style-name="T7">Nom Prénom Age Ville salaire \n</text:span> <text:s/><text:span text:style-name="T2">(où \n représente un retour à la ligne dans le fichier).</text:span></text:p>
      <text:p text:style-name="P1"/>
      <text:p text:style-name="P1">Une fois toutes les infos sauvegardées on fermera le fichier.</text:p>
      <text:p text:style-name="P1"/>
      <text:p text:style-name="P9">Exo <text:span text:style-name="T3">2</text:span> :</text:p>
      <text:p text:style-name="P10">Ecrire un programme python qui, partant du fichier existant <text:span text:style-name="T1">'</text:span><text:span text:style-name="T6">infosPersonnes.txt</text:span><text:span text:style-name="T1">', </text:span>l'ouvre en mode lecture "r", extrait chaque ligne du fichier jusqu'à la fin de celui ci.</text:p>
      <text:p text:style-name="P10"/>
      <text:p text:style-name="P10">Pour chaque ligne extraite on récuperera l'age et le salaire et on affichera l'age moyen ainsi que le salaire moyen des personnes.</text:p>
      <text:p text:style-name="P6"/>
      <text:p text:style-name="P5">Exo <text:span text:style-name="T8">3</text:span> :</text:p>
      <text:p text:style-name="P7">Toujours à partir du même fichier <text:span text:style-name="T1">'</text:span><text:span text:style-name="T6">infosPersonnes.txt</text:span><text:span text:style-name="T1">', </text:span>qu'on ouvrira en mode lecture, on créera un programme python qui contiendra :</text:p>
      <text:p text:style-name="P7"/>
      <text:list xml:id="list2780376220" text:style-name="L2">
        <text:list-item>
          <text:p text:style-name="P8">une fonction de recherche <text:span text:style-name="T5">'recherchePersonne(nom)</text:span>' qui à partir du nom passé en paramètre, récupere l'age et le salaire correspondant et affiche à l'écran le nom suivi de l'age et du salaire. Si la personne (nom) n'existe pas dans le fichier on affiche le message suivant : "Cette personne n'est pas enregistré !"</text:p>
          <text:p text:style-name="P8"/>
        </text:list-item>
        <text:list-item>
          <text:p text:style-name="P8">une fonction <text:span text:style-name="T9">d'ajout 'addNewPerson()' des informations d'une nouvelle personne. On ouvrira donc, le fichier en mode append, on saisit les informations de la nouvelle personne qu'on enrgistre dans le fichier.</text:span></text:p>
        </text:list-item>
        <text:list-item>
          <text:p text:style-name="P8">une fonction 'intervalleAge(minAge, maxAge) permettant d'afficher les</text:p>
          <text:p text:style-name="P8">noms, prénoms age de chaque personne dont l'age est compris entre minAge et maxAge</text:p>
          <text:p text:style-name="P8">(bornes comprises)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4T09:11:24.376000000</meta:creation-date>
    <dc:date>2021-11-04T14:35:39.529000000</dc:date>
    <meta:editing-duration>PT5H3M52S</meta:editing-duration>
    <meta:editing-cycles>1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7" meta:word-count="300" meta:character-count="1836" meta:non-whitespace-character-count="1566"/>
  </office:meta>
</office:document-meta>
</file>